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1717in"/>
    </style:style>
    <style:style style:name="co12" style:family="table-column">
      <style:table-column-properties fo:break-before="auto" style:column-width="0.13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52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31pt solid #000000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non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0.06pt solid #000000" style:vertical-align="bottom"/>
      <style:paragraph-properties fo:text-align="center" fo:margin-left="0in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rotation-angle="90" style:vertical-align="bottom"/>
      <style:paragraph-properties fo:text-align="center" fo:margin-left="0in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6" style:family="table-cell" style:parent-style-name="Default">
      <style:table-cell-properties fo:background-color="#ff0000" fo:border="0.31pt solid #000000"/>
    </style:style>
    <style:style style:name="T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ttendance Summary</text:p>
          </table:table-cell>
          <table:covered-table-cell table:number-columns-repeated="5"/>
          <table:table-cell table:style-name="ce7" office:value-type="string" calcext:value-type="string" table:number-columns-spanned="4" table:number-rows-spanned="1">
            <text:p><text:a xlink:href="python://get_start()" xlink:type="simple">Start</text:a></text:p>
          </table:table-cell>
          <table:covered-table-cell table:style-name="ce9"/>
          <table:covered-table-cell table:style-name="ce10"/>
          <table:covered-table-cell table:style-name="ce11"/>
          <table:table-cell table:style-name="ce10" office:value-type="string" calcext:value-type="string">
            <text:p>-</text:p>
          </table:table-cell>
          <table:table-cell table:style-name="ce11" office:value-type="string" calcext:value-type="string" table:number-columns-spanned="5" table:number-rows-spanned="1">
            <text:p><text:span text:style-name="T1"><text:a xlink:href="python://get_end()" xlink:type="simple">End</text:a></text:span>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LU</text:p>
          </table:table-cell>
          <table:table-cell table:style-name="ce5" office:value-type="string" calcext:value-type="string" table:number-columns-spanned="1" table:number-rows-spanned="2">
            <text:p>Basic Salary</text:p>
          </table:table-cell>
          <table:table-cell table:style-name="ce5" office:value-type="string" calcext:value-type="string" table:number-columns-spanned="1" table:number-rows-spanned="2">
            <text:p>Worked Days</text:p>
          </table:table-cell>
          <table:table-cell table:style-name="ce2" office:value-type="string" calcext:value-type="string" table:number-columns-spanned="5" table:number-rows-spanned="1">
            <text:p>TOTAL OVERTIME</text:p>
          </table:table-cell>
          <table:covered-table-cell table:number-columns-repeated="4"/>
          <table:table-cell table:style-name="ce12" office:value-type="string" calcext:value-type="string" table:number-columns-spanned="1" table:number-rows-spanned="2">
            <text:p>Absent</text:p>
          </table:table-cell>
          <table:table-cell table:style-name="ce12" office:value-type="string" calcext:value-type="string" table:number-columns-spanned="1" table:number-rows-spanned="2">
            <text:p>Sick Leave</text:p>
          </table:table-cell>
          <table:table-cell table:style-name="ce14" office:value-type="string" calcext:value-type="string" table:number-columns-spanned="3" table:number-rows-spanned="2">
            <text:p>Bonus Lost</text:p>
          </table:table-cell>
          <table:covered-table-cell table:number-columns-repeated="2" table:style-name="ce15"/>
        </table:table-row>
        <table:table-row table:style-name="ro3">
          <table:covered-table-cell table:number-columns-repeated="5" table:style-name="ce3"/>
          <table:covered-table-cell table:style-name="ce6"/>
          <table:table-cell table:style-name="ce8" office:value-type="string" calcext:value-type="string">
            <text:p>6am - 10pm</text:p>
          </table:table-cell>
          <table:table-cell table:style-name="ce8" office:value-type="string" calcext:value-type="string">
            <text:p>10pm - 6am</text:p>
          </table:table-cell>
          <table:table-cell table:style-name="ce8" office:value-type="string" calcext:value-type="string">
            <text:p>Rest Day</text:p>
          </table:table-cell>
          <table:table-cell table:style-name="ce8" office:value-type="string" calcext:value-type="string">
            <text:p>Holiday</text:p>
          </table:table-cell>
          <table:table-cell table:style-name="ce8" office:value-type="string" calcext:value-type="string">
            <text:p>No Bunch</text:p>
          </table:table-cell>
          <table:covered-table-cell table:number-columns-repeated="3" table:style-name="ce13"/>
          <table:covered-table-cell table:number-columns-repeated="2" table:style-name="ce15"/>
        </table:table-row>
        <table:table-row table:style-name="ro4">
          <table:table-cell office:value-type="string" calcext:value-type="string">
            <text:p><text:a xlink:href="python://for%20each=%22o%20in%20objects%22" xlink:type="simple">Loop objects</text:a>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python://o.complete_name" xlink:type="simple">Department</text:a></text:p>
          </table:table-cell>
          <table:table-cell office:value-type="string" calcext:value-type="string">
            <text:p><text:a xlink:href="python://get_employee_data(o.id)" xlink:type="simple">Get Data</text:a>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<text:a xlink:href="python://for%20each=%22ee%20in%20get_employee_list(o.id)%22" xlink:type="simple">Employee Loop</text:a></text:p>
          </table:table-cell>
          <table:table-cell table:number-columns-repeated="15"/>
        </table:table-row>
        <table:table-row table:style-name="ro4">
          <table:table-cell table:style-name="ce4" office:value-type="string" calcext:value-type="string">
            <text:p><text:a xlink:href="python://get_no(o.id)" xlink:type="simple">No</text:a></text:p>
          </table:table-cell>
          <table:table-cell table:style-name="ce4" office:value-type="string" calcext:value-type="string">
            <text:p><text:a xlink:href="python://ee.name" xlink:type="simple">Name</text:a></text:p>
          </table:table-cell>
          <table:table-cell table:style-name="ce4" office:value-type="string" calcext:value-type="string">
            <text:p><text:a xlink:href="python://ee.f_employee_no" xlink:type="simple">ID No</text:a></text:p>
          </table:table-cell>
          <table:table-cell table:style-name="ce4" office:value-type="string" calcext:value-type="string">
            <text:p><text:a xlink:href="python://get_lu(ee.id)" xlink:type="simple">LU</text:a></text:p>
          </table:table-cell>
          <table:table-cell table:style-name="ce4" office:value-type="string" calcext:value-type="string">
            <text:p><text:a xlink:href="python://get_wage(ee.id)" xlink:type="simple">Wage</text:a></text:p>
          </table:table-cell>
          <table:table-cell table:style-name="ce4" office:value-type="string" calcext:value-type="string">
            <text:p><text:a xlink:href="python://get_worked_days(ee.id)" xlink:type="simple">WD</text:a></text:p>
          </table:table-cell>
          <table:table-cell table:style-name="ce4" office:value-type="string" calcext:value-type="string">
            <text:p><text:a xlink:href="python://get_daily_ot(ee.id)" xlink:type="simple">OTD</text:a></text:p>
          </table:table-cell>
          <table:table-cell table:style-name="ce4" office:value-type="string" calcext:value-type="string">
            <text:p><text:a xlink:href="python://get_nightly_ot(ee.id)" xlink:type="simple">OTN</text:a></text:p>
          </table:table-cell>
          <table:table-cell table:style-name="ce4" office:value-type="string" calcext:value-type="string">
            <text:p><text:a xlink:href="python://get_restday_ot(ee.id)" xlink:type="simple">OTR</text:a></text:p>
          </table:table-cell>
          <table:table-cell table:style-name="ce4" office:value-type="string" calcext:value-type="string">
            <text:p><text:a xlink:href="python://get_holiday_ot(ee.id)" xlink:type="simple">OTH</text:a></text:p>
          </table:table-cell>
          <table:table-cell table:style-name="ce4" office:value-type="string" calcext:value-type="string">
            <text:p><text:a xlink:href="python://get_bunch_no(ee.id)" xlink:type="simple">Bunch</text:a></text:p>
          </table:table-cell>
          <table:table-cell table:style-name="ce4" office:value-type="string" calcext:value-type="string">
            <text:p><text:a xlink:href="python://get_awol(ee.id)" xlink:type="simple">DA</text:a></text:p>
          </table:table-cell>
          <table:table-cell table:style-name="ce4" office:value-type="string" calcext:value-type="string">
            <text:p><text:a xlink:href="python://get_sickleave(ee.id)" xlink:type="simple">SL</text:a></text:p>
          </table:table-cell>
          <table:table-cell table:style-name="ce4" office:value-type="string" calcext:value-type="string">
            <text:p><text:a xlink:href="python://if%20test=%22lose_bonus(ee.id)%22" xlink:type="simple">If</text:a></text:p>
          </table:table-cell>
          <table:table-cell table:style-name="ce16" office:value-type="string" calcext:value-type="string">
            <text:p>X</text:p>
          </table:table-cell>
          <table:table-cell table:style-name="ce4" office:value-type="string" calcext:value-type="string">
            <text:p><text:a xlink:href="python:///if" xlink:type="simple">Fi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Employee Loop</text:a>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python:///for" xlink:type="simple">End Department Loop</text:a></text:p>
          </table:table-cell>
          <table:table-cell table:number-columns-repeated="15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top="0.1902in" fo:margin-bottom="0.7874in" fo:margin-left="0.4902in" fo:margin-right="0.4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 style:data-style-name="N2" text:time-value="0000-00-00T00:00:02.057759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08:30:45</meta:creation-date>
    <meta:generator>LibreOffice/4.1.2.3$Linux_x86 LibreOffice_project/410m0$Build-3</meta:generator>
    <dc:date>2013-12-27T19:00:13.333647131</dc:date>
    <dc:creator>Mike </dc:creator>
    <meta:editing-duration>PT15M8S</meta:editing-duration>
    <meta:editing-cycles>18</meta:editing-cycles>
    <meta:document-statistic meta:table-count="1" meta:cell-count="41" meta:object-count="0"/>
  </office:meta>
</office:document-meta>
</file>